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8 round, regenerate 2d6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1">02/11/2025</text:date>, <text:time>20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2-11T20:29:42.06</dc:date>
    <meta:editing-duration>P22DT15H54M42S</meta:editing-duration>
    <meta:editing-cycles>25</meta:editing-cycles>
    <meta:generator>OpenOffice/4.1.13$Win32 OpenOffice.org_project/4113m1$Build-9810</meta:generator>
    <meta:document-statistic meta:table-count="1" meta:cell-count="562" meta:object-count="0"/>
  </office:meta>
</office:document-meta>
</file>